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417" officeooo:paragraph-rsid="001db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:</text:p>
      <text:p text:style-name="P1"/>
      <text:p text:style-name="P1">Instructions:</text:p>
      <text:p text:style-name="P1"/>
      <text:p text:style-name="P1">1. have "search.dat″ and "sort.dat″ listed as filename.</text:p>
      <text:p text:style-name="P1"/>
      <text:p text:style-name="P1">2. run ‘make’ to compile the program files.</text:p>
      <text:p text:style-name="P1"/>
      <text:p text:style-name="P1">3. run a command line argument for the size of the array you want. (Ex: p5 440000)</text:p>
      <text:p text:style-name="P1"/>
      <text:p text:style-name="P1">4. Try entering in a negative array value. Exception should occur (No Seg Faul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57:40.825654893</meta:creation-date>
    <dc:date>2018-11-19T09:59:34.698543967</dc:date>
    <meta:editing-duration>PT1M54S</meta:editing-duration>
    <meta:editing-cycles>1</meta:editing-cycles>
    <meta:document-statistic meta:table-count="0" meta:image-count="0" meta:object-count="0" meta:page-count="1" meta:paragraph-count="6" meta:word-count="49" meta:character-count="281" meta:non-whitespace-character-count="238"/>
    <meta:generator>LibreOffice/6.0.6.2$Linux_X86_64 LibreOffice_project/00m0$Build-2</meta:generator>
  </office:meta>
</office:document-meta>
</file>